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3C0B8F062AB35D4AC84.jpg" manifest:media-type="image/jpeg"/>
  <manifest:file-entry manifest:full-path="Pictures/1000000000000210000003C06C5C54F2A925C446.jpg" manifest:media-type="image/jpeg"/>
  <manifest:file-entry manifest:full-path="Pictures/1000000000000210000003C09C857DE1E1C913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2228in" svg:y="7.2346in" svg:width="5.5in" svg:height="9.4689in" draw:z-index="0"><draw:image xlink:href="Pictures/1000000000000210000003C0B8F062AB35D4AC84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" text:anchor-type="paragraph" svg:width="5.5in" svg:height="10in" draw:z-index="1"><draw:image xlink:href="Pictures/1000000000000210000003C09C857DE1E1C913BC.jpg" xlink:type="simple" xlink:show="embed" xlink:actuate="onLoad" loext:mime-type="image/jpeg"/></draw:frame><text:soft-page-break/></text:p>
      <text:p text:style-name="Standard"/>
      <text:p text:style-name="Standard"><text:soft-page-break/></text:p>
      <text:p text:style-name="Standard"><draw:frame draw:style-name="fr2" draw:name="Image3" text:anchor-type="paragraph" svg:width="5.5in" svg:height="10in" draw:z-index="2"><draw:image xlink:href="Pictures/1000000000000210000003C06C5C54F2A925C44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3:25:40.776795908</meta:creation-date>
    <dc:date>2019-11-08T23:31:34.871742712</dc:date>
    <meta:editing-duration>PT5M56S</meta:editing-duration>
    <meta:editing-cycles>1</meta:editing-cycles>
    <meta:document-statistic meta:table-count="0" meta:image-count="3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